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95cm" fo:min-width="0.5cm"/>
    </style:style>
    <style:style style:name="gr3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ff0000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_20__28_var_29_"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measure" style:list-style-name="L1">
      <style:graphic-properties svg:stroke-width="0.05cm" draw:marker-start-width="0.275cm" draw:marker-end-width="0.275cm" draw:textarea-horizontal-align="center" draw:textarea-vertical-align="middle" draw:line-distance="0.3cm"/>
    </style:style>
    <style:style style:name="gr7" style:family="graphic" style:parent-style-name="standard">
      <style:graphic-properties svg:stroke-width="0.05cm" svg:stroke-color="#000000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measure" style:list-style-name="L1">
      <style:graphic-properties svg:stroke-width="0.05cm" draw:marker-start-width="0.275cm" draw:marker-end-width="0.275cm" draw:textarea-horizontal-align="center" draw:textarea-vertical-align="middle" draw:line-distance="0.3cm"/>
    </style:style>
    <style:style style:name="gr9" style:family="graphic" style:parent-style-name="measure" style:list-style-name="L1">
      <style:graphic-properties svg:stroke-width="0.05cm" draw:marker-start-width="0.275cm" draw:marker-end-width="0.275cm" draw:textarea-horizontal-align="center" draw:textarea-vertical-align="middle" draw:line-distance="0.3cm"/>
    </style:style>
    <style:style style:name="gr10" style:family="graphic" style:parent-style-name="standard">
      <style:graphic-properties svg:stroke-width="0.05cm" svg:stroke-color="#0000ff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measure" style:list-style-name="L1">
      <style:graphic-properties svg:stroke-width="0.05cm" draw:marker-start-width="0.275cm" draw:marker-end-width="0.275cm" draw:textarea-horizontal-align="center" draw:textarea-vertical-align="middle" draw:line-distance="0.3cm"/>
    </style:style>
    <style:style style:name="gr12" style:family="graphic" style:parent-style-name="measure" style:list-style-name="L1">
      <style:graphic-properties svg:stroke-width="0.05cm" draw:marker-start-width="0.275cm" draw:marker-end-width="0.275cm" draw:textarea-horizontal-align="center" draw:textarea-vertical-align="middle" draw:line-distance="0.3cm"/>
    </style:style>
    <style:style style:name="gr13" style:family="graphic" style:parent-style-name="standard">
      <style:graphic-properties svg:stroke-width="0.05cm" draw:marker-start-width="0.275cm" draw:marker-end-width="0.275cm" draw:fill="solid" draw:fill-color="#ff3366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measure" style:list-style-name="L1">
      <style:graphic-properties svg:stroke-width="0.05cm" draw:marker-start-width="0.275cm" draw:marker-end-width="0.275cm" draw:textarea-horizontal-align="center" draw:textarea-vertical-align="middle" draw:line-distance="0.3cm"/>
    </style:style>
    <style:style style:name="P1" style:family="paragraph">
      <style:text-properties fo:font-family="'Times New Roman'" style:font-family-generic="roman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fo:font-family="'Times New Roman'" style:font-style-name="Regular" style:font-family-generic="roman" style:font-pitch="variable" fo:font-size="12pt" style:font-size-asian="12pt" style:font-size-complex="12pt"/>
    </style:style>
    <style:style style:name="P5" style:family="paragraph">
      <style:text-properties fo:color="#ff0000" fo:font-family="'Times New Roman'" style:font-style-name="Regular" style:font-family-generic="roman" style:font-pitch="variable" fo:font-size="12pt" style:font-size-asian="12pt" style:font-size-complex="12pt"/>
    </style:style>
    <style:style style:name="P6" style:family="paragraph">
      <style:text-properties fo:color="#0000ff" fo:font-family="'Times New Roman'" style:font-style-name="Regular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2" style:family="text">
      <style:text-properties style:text-position="-33% 58%" fo:font-family="'Times New Roman'" style:font-family-generic="roman" style:font-pitch="variable" fo:font-style="italic" style:font-style-asian="italic" style:font-style-complex="italic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style-name="Regular" style:font-family-generic="swiss" fo:font-size="12pt" fo:font-style="normal" fo:text-shadow="none" style:text-underline-style="none" fo:font-weight="normal" style:letter-kerning="true" style:font-family-asian="Arial" style:font-style-name-asian="Regular" style:font-family-generic-asian="swiss" style:font-size-asian="18pt" style:font-style-asian="normal" style:font-weight-asian="normal" style:font-family-complex="Arial" style:font-style-name-complex="Regular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family="'Times New Roman'" style:font-style-name="Regular" style:font-family-generic="roman" style:font-pitch="variable" fo:font-size="12pt" style:font-size-asian="12pt" style:font-size-complex="12pt"/>
    </style:style>
    <style:style style:name="T6" style:family="text">
      <style:text-properties fo:color="#ff0000" fo:font-family="'Times New Roman'" style:font-style-name="Regular" style:font-family-generic="roman" style:font-pitch="variable" fo:font-size="12pt" style:font-size-asian="12pt" style:font-size-complex="12pt"/>
    </style:style>
    <style:style style:name="T7" style:family="text">
      <style:text-properties fo:color="#0000ff" fo:font-family="'Times New Roman'" style:font-style-name="Regular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frame draw:style-name="gr1" draw:text-style-name="P1" draw:layer="layout" svg:width="0.786cm" svg:height="0.954cm" svg:x="0.998cm" svg:y="-0.2cm">
          <draw:text-box>
            <text:p text:style-name="P1"><text:span text:style-name="T1">c</text:span></text:p>
          </draw:text-box>
        </draw:frame>
        <draw:frame draw:style-name="gr2" draw:text-style-name="P1" draw:layer="layout" svg:width="1.002cm" svg:height="1.2cm" svg:x="1cm" svg:y="1.9cm">
          <draw:text-box>
            <text:p text:style-name="P1"><text:span text:style-name="T1">p</text:span><text:span text:style-name="T2">1</text:span></text:p>
          </draw:text-box>
        </draw:frame>
        <draw:frame draw:style-name="gr1" draw:text-style-name="P1" draw:layer="layout" svg:width="1.002cm" svg:height="1.105cm" svg:x="1cm" svg:y="3.895cm">
          <draw:text-box>
            <text:p text:style-name="P1"><text:span text:style-name="T1">p</text:span><text:span text:style-name="T2">2</text:span></text:p>
          </draw:text-box>
        </draw:frame>
        <draw:line draw:style-name="gr3" draw:text-style-name="P2" draw:layer="layout" svg:x1="2cm" svg:y1="1cm" svg:x2="19cm" svg:y2="1cm">
          <text:p/>
        </draw:line>
        <draw:line draw:style-name="gr3" draw:text-style-name="P2" draw:layer="layout" svg:x1="2cm" svg:y1="5cm" svg:x2="19cm" svg:y2="5cm">
          <text:p/>
        </draw:line>
        <draw:line draw:style-name="gr4" draw:text-style-name="P2" draw:layer="layout" svg:x1="3cm" svg:y1="3cm" svg:x2="5cm" svg:y2="5cm">
          <text:p/>
        </draw:line>
        <draw:line draw:style-name="gr3" draw:text-style-name="P2" draw:layer="layout" svg:x1="2cm" svg:y1="3cm" svg:x2="5.5cm" svg:y2="3cm">
          <text:p/>
        </draw:line>
        <draw:line draw:style-name="gr4" draw:text-style-name="P2" draw:layer="layout" svg:x1="5.5cm" svg:y1="3cm" svg:x2="7.5cm" svg:y2="5cm">
          <text:p/>
        </draw:line>
        <draw:line draw:style-name="gr5" draw:text-style-name="P2" draw:layer="layout" svg:x1="5.5cm" svg:y1="3cm" svg:x2="5.5cm" svg:y2="5cm">
          <text:p/>
        </draw:line>
        <draw:line draw:style-name="gr5" draw:text-style-name="P2" draw:layer="layout" svg:x1="7.5cm" svg:y1="3cm" svg:x2="7.5cm" svg:y2="5cm">
          <text:p/>
        </draw:line>
        <draw:measure draw:style-name="gr6" draw:text-style-name="P3" draw:layer="measurelines" svg:x1="5.5cm" svg:y1="5.9cm" svg:x2="7.5cm" svg:y2="5.9cm">
          <text:p text:style-name="P3"><text:span text:style-name="T3"><text:measure text:kind="gap"/></text:span><text:span text:style-name="T4">δ</text:span></text:p>
        </draw:measure>
        <draw:line draw:style-name="gr7" draw:text-style-name="P2" draw:layer="layout" svg:x1="3.5cm" svg:y1="1cm" svg:x2="5.5cm" svg:y2="3cm">
          <text:p/>
        </draw:line>
        <draw:line draw:style-name="gr7" draw:text-style-name="P2" draw:layer="layout" svg:x1="14cm" svg:y1="1cm" svg:x2="16cm" svg:y2="5cm">
          <text:p/>
        </draw:line>
        <draw:frame draw:style-name="gr1" draw:text-style-name="P4" draw:layer="layout" svg:width="1.349cm" svg:height="0.721cm" svg:x="15cm" svg:y="2.5cm">
          <draw:text-box>
            <text:p text:style-name="P4"><text:span text:style-name="T5">REQ</text:span></text:p>
          </draw:text-box>
        </draw:frame>
        <draw:frame draw:style-name="gr1" draw:text-style-name="P5" draw:layer="layout" svg:width="1.09cm" svg:height="0.721cm" svg:x="3.9cm" svg:y="3.4cm">
          <draw:text-box>
            <text:p text:style-name="P5"><text:span text:style-name="T6">HB</text:span></text:p>
          </draw:text-box>
        </draw:frame>
        <draw:frame draw:style-name="gr1" draw:text-style-name="P5" draw:layer="layout" svg:width="1.09cm" svg:height="0.721cm" svg:x="6.1cm" svg:y="3.401cm">
          <draw:text-box>
            <text:p text:style-name="P5"><text:span text:style-name="T6">HB</text:span></text:p>
          </draw:text-box>
        </draw:frame>
        <draw:measure draw:style-name="gr8" draw:text-style-name="P3" draw:layer="layout" svg:x1="7.5cm" svg:y1="5.9cm" svg:x2="9.5cm" svg:y2="5.9cm">
          <text:p text:style-name="P3"><text:span text:style-name="T3"><text:measure text:kind="gap"/></text:span><text:span text:style-name="T4">δ</text:span></text:p>
        </draw:measure>
        <draw:measure draw:style-name="gr9" draw:text-style-name="P3" draw:layer="layout" svg:x1="9.5cm" svg:y1="5.9cm" svg:x2="12cm" svg:y2="5.9cm">
          <text:p text:style-name="P3"><text:span text:style-name="T3"><text:measure text:kind="gap"/></text:span><text:span text:style-name="T4">τ</text:span></text:p>
        </draw:measure>
        <draw:line draw:style-name="gr10" draw:text-style-name="P2" draw:layer="layout" svg:x1="12cm" svg:y1="5cm" svg:x2="14cm" svg:y2="1cm">
          <text:p/>
        </draw:line>
        <draw:frame draw:style-name="gr1" draw:text-style-name="P5" draw:layer="layout" svg:width="1.09cm" svg:height="0.721cm" svg:x="8.1cm" svg:y="3.402cm">
          <draw:text-box>
            <text:p text:style-name="P5"><text:span text:style-name="T6">HB</text:span></text:p>
          </draw:text-box>
        </draw:frame>
        <draw:frame draw:style-name="gr1" draw:text-style-name="P6" draw:layer="layout" svg:width="1.7cm" svg:height="0.721cm" svg:x="12.5cm" svg:y="3.5cm">
          <draw:text-box>
            <text:p text:style-name="P6"><text:span text:style-name="T7">NEWP</text:span></text:p>
          </draw:text-box>
        </draw:frame>
        <draw:measure draw:style-name="gr11" draw:text-style-name="P3" draw:layer="layout" svg:x1="3.5cm" svg:y1="1cm" svg:x2="14cm" svg:y2="1cm">
          <text:p text:style-name="P3"><text:span text:style-name="T3">τ + </text:span><text:span text:style-name="T3"><text:measure text:kind="gap"/></text:span><text:span text:style-name="T3">4</text:span><text:span text:style-name="T4">δ</text:span></text:p>
        </draw:measure>
        <draw:measure draw:style-name="gr12" draw:text-style-name="P3" draw:layer="layout" svg:x1="12cm" svg:y1="5.9cm" svg:x2="14cm" svg:y2="5.9cm">
          <text:p text:style-name="P3"><text:span text:style-name="T3"><text:measure text:kind="gap"/></text:span><text:span text:style-name="T4">δ</text:span></text:p>
        </draw:measure>
        <draw:rect draw:style-name="gr13" draw:text-style-name="P2" draw:layer="layout" svg:width="10.5cm" svg:height="0.2cm" svg:x="3.5cm" svg:y="0.9cm">
          <text:p/>
        </draw:rect>
        <draw:line draw:style-name="gr7" draw:text-style-name="P2" draw:layer="layout" svg:x1="16cm" svg:y1="5cm" svg:x2="17cm" svg:y2="1cm">
          <text:p/>
        </draw:line>
        <draw:frame draw:style-name="gr1" draw:text-style-name="P4" draw:layer="layout" svg:width="1.277cm" svg:height="0.721cm" svg:x="16.5cm" svg:y="2.5cm">
          <draw:text-box>
            <text:p text:style-name="P4"><text:span text:style-name="T5">REP</text:span></text:p>
          </draw:text-box>
        </draw:frame>
        <draw:line draw:style-name="gr5" draw:text-style-name="P2" draw:layer="layout" svg:x1="3.5cm" svg:y1="1cm" svg:x2="3.5cm" svg:y2="5cm">
          <text:p/>
        </draw:line>
        <draw:measure draw:style-name="gr14" draw:text-style-name="P3" draw:layer="layout" svg:x1="3.5cm" svg:y1="5.9cm" svg:x2="5.5cm" svg:y2="5.9cm">
          <text:p text:style-name="P3"><text:span text:style-name="T3"><text:measure text:kind="gap"/></text:span><text:span text:style-name="T4">δ</text:span></text:p>
        </draw:measure>
        <draw:frame draw:style-name="gr1" draw:text-style-name="P4" draw:layer="layout" svg:width="1.349cm" svg:height="0.721cm" svg:x="4.5cm" svg:y="1.5cm">
          <draw:text-box>
            <text:p text:style-name="P4"><text:span text:style-name="T5">REQ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16T08:39:23</meta:creation-date>
    <meta:editing-duration>PT2H42M17S</meta:editing-duration>
    <meta:editing-cycles>14</meta:editing-cycles>
    <meta:generator>LibreOffice/3.6$MacOSX_x86 LibreOffice_project/932b512-69e3009-7a10e5c-fc86223-a55908</meta:generator>
    <meta:initial-creator>Alberto Montresor</meta:initial-creator>
    <dc:date>2012-11-09T19:12:45</dc:date>
    <meta:document-statistic meta:object-count="29"/>
  </office:meta>
</office:document-meta>
</file>